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4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(confirmed)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2,34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3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 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307,86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2,959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1,19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15.3" calcext:value-type="float">
            <text:p>515.3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69,740</text:p>
          </table:table-cell>
          <table:table-cell office:value-type="string" calcext:value-type="string">
            <text:p>1,328</text:p>
          </table:table-cell>
          <table:table-cell/>
          <table:table-cell office:value-type="string" calcext:value-type="string">
            <text:p>15,250.6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52,56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13,384.9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1,033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30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0,584.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3,76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2,757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01,644</text:p>
          </table:table-cell>
          <table:table-cell office:value-type="string" calcext:value-type="string">
            <text:p>4,1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,373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 /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1,481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,5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,6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2,6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7.5" calcext:value-type="float">
            <text:p>23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3,559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5,06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15.7" calcext:value-type="float">
            <text:p>11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49.7" calcext:value-type="float">
            <text:p>14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384.5" calcext:value-type="float">
            <text:p>38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307.5" calcext:value-type="float">
            <text:p>30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iname`</text:p>
          </table:table-cell>
          <table:table-cell/>
          <table:table-cell office:value-type="string" calcext:value-type="string">
            <text:p>Week 3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,133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508,122</text:p>
          </table:table-cell>
          <table:table-cell office:value-type="string" calcext:value-type="string">
            <text:p>4,736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0,802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1:57</meta:creation-date>
    <dc:date>2018-09-02T03:40:56</dc:date>
    <meta:generator>LibreOffice/5.1.6.2$Linux_X86_64 LibreOffice_project/10m0$Build-2</meta:generator>
    <meta:document-statistic meta:table-count="2" meta:cell-count="3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